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81cm" svg:stroke-color="#ffd7d7" draw:marker-start-width="0.322cm" draw:marker-end-width="0.322cm" draw:fill="none" draw:textarea-horizontal-align="justify" draw:textarea-vertical-align="middle" draw:auto-grow-height="false" fo:min-height="12.749cm" fo:min-width="11.991cm" fo:padding-top="0.166cm" fo:padding-bottom="0.166cm" fo:padding-left="0.291cm" fo:padding-right="0.291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4.068cm" fo:min-width="1.913cm" draw:shadow="hidden"/>
      <style:paragraph-properties style:writing-mode="lr-tb"/>
    </style:style>
    <style:style style:name="gr3" style:family="graphic" style:parent-style-name="standard">
      <style:graphic-properties draw:fill-color="#ffd7d7" draw:textarea-horizontal-align="justify" draw:textarea-vertical-align="middle" draw:auto-grow-height="false" fo:min-height="2.544cm" fo:min-width="2.802cm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5.592cm" fo:min-width="3.564cm"/>
      <style:paragraph-properties style:writing-mode="lr-tb"/>
    </style:style>
    <style:style style:name="gr5" style:family="graphic" style:parent-style-name="objectwithoutfill">
      <style:graphic-properties svg:stroke-color="#000000" draw:marker-start="Arrow_20_large" draw:marker-end="Arrow_20_large" draw:marker-end-width="0.203cm" draw:fill="solid" draw:textarea-vertical-align="middle"/>
    </style:style>
    <style:style style:name="gr6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1.986cm" fo:min-width="3.608cm" fo:padding-top="0.23cm" fo:padding-bottom="0.23cm" fo:padding-left="0.355cm" fo:padding-right="0.355cm"/>
      <style:paragraph-properties style:writing-mode="lr-tb"/>
    </style:style>
    <style:style style:name="gr7" style:family="graphic" style:parent-style-name="standard">
      <style:graphic-properties svg:stroke-color="#000000" draw:fill-color="#dee6ef" draw:textarea-horizontal-align="justify" draw:textarea-vertical-align="middle" draw:auto-grow-height="false" fo:min-height="3.052cm" fo:min-width="2.548cm"/>
      <style:paragraph-properties style:writing-mode="lr-tb"/>
    </style:style>
    <style:style style:name="gr8" style:family="graphic" style:parent-style-name="objectwithoutfill">
      <style:graphic-properties svg:stroke-color="#000000" draw:marker-start="Arrow_20_large" draw:marker-start-width="0.203cm" draw:marker-end="Arrow_20_large" draw:marker-end-width="0.203cm" draw:fill="solid"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3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78cm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0.386cm" fo:min-width="1.5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  <style:paragraph-properties style:writing-mode="lr-tb"/>
    </style:style>
    <style:style style:name="gr17" style:family="graphic" style:parent-style-name="standard">
      <style:graphic-properties draw:stroke="none" draw:fill="none" fo:min-height="0.7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0.18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0.264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2" style:family="graphic" style:parent-style-name="standard">
      <style:graphic-properties draw:stroke="dash" draw:stroke-dash="Dashed_20__28_var_29_" svg:stroke-width="0.081cm" svg:stroke-color="#ffbf00" draw:marker-start-width="0.322cm" draw:marker-end-width="0.322cm" draw:fill="none" draw:textarea-horizontal-align="justify" draw:textarea-vertical-align="middle" draw:auto-grow-height="false" fo:min-height="18.212cm" fo:min-width="26.751cm" fo:padding-top="0.166cm" fo:padding-bottom="0.166cm" fo:padding-left="0.291cm" fo:padding-right="0.2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9.823cm"/>
      <style:paragraph-properties style:writing-mode="lr-tb"/>
    </style:style>
    <style:style style:name="gr24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953cm" fo:min-width="1.957cm" fo:padding-top="0.23cm" fo:padding-bottom="0.23cm" fo:padding-left="0.355cm" fo:padding-right="0.355cm"/>
      <style:paragraph-properties style:writing-mode="lr-tb"/>
    </style:style>
    <style:style style:name="gr25" style:family="graphic" style:parent-style-name="standard">
      <style:graphic-properties svg:stroke-color="#111111" draw:fill-color="#b4c7dc" draw:textarea-horizontal-align="justify" draw:textarea-vertical-align="middle" draw:auto-grow-height="false" fo:min-height="0.869cm" fo:min-width="0.0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22cm"/>
      <style:paragraph-properties style:writing-mode="lr-tb"/>
    </style:style>
    <style:style style:name="gr28" style:family="graphic" style:parent-style-name="standard">
      <style:graphic-properties svg:stroke-width="0.102cm" svg:stroke-color="#000000" draw:marker-start-width="0.33cm" draw:marker-end-width="0.33cm" draw:fill="none" draw:textarea-horizontal-align="justify" draw:textarea-vertical-align="middle" draw:auto-grow-height="false" fo:min-height="1.047cm" fo:min-width="2.067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width="0.102cm" svg:stroke-color="#000000" draw:marker-start-width="0.33cm" draw:marker-end-width="0.33cm" draw:fill="none" draw:textarea-horizontal-align="justify" draw:textarea-vertical-align="middle" draw:auto-grow-height="false" fo:min-height="1.555cm" fo:min-width="2.067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1" style:family="graphic" style:parent-style-name="standard">
      <style:graphic-properties draw:fill="solid" draw:fill-color="#afd095" draw:textarea-horizontal-align="justify" draw:textarea-vertical-align="middle" draw:auto-grow-height="false" fo:min-height="1.782cm" fo:min-width="6.1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d7d7"/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dee6e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-color="#b4c7dc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afd095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93d9" loext:opacity="100%" fo:font-size="28pt" style:font-size-asian="28pt" style:font-size-complex="2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000000" loext:opacity="100%" style:text-outline="false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13.081cm" svg:x="4.302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4.318cm" svg:x="1.508cm" svg:y="5.191cm">
          <text:p text:style-name="P2">USB</text:p>
          <text:p text:style-name="P2">3.0</text:p>
          <text:p text:style-name="P2"><text:span text:style-name="T1">(Type C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2.794cm" svg:x="6.334cm" svg:y="7.477cm">
          <text:p text:style-name="P2">USB</text:p>
          <text:p text:style-name="P2">HUB</text:p>
          <text:p text:style-name="P2"><text:span text:style-name="T1">(USB2422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5.842cm" svg:x="12.049cm" svg:y="5.572cm">
          <text:p text:style-name="P2">FIFO</text:p>
          <text:p text:style-name="P2"><text:span text:style-name="T1">(FT601)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921cm" svg:y1="8.874cm" svg:x2="6.334cm" svg:y2="8.874cm">
          <text:p/>
        </draw:line>
        <draw:custom-shape draw:style-name="gr6" draw:text-style-name="P6" draw:layer="layout" svg:width="4.318cm" svg:height="12.446cm" svg:x="18.78cm" svg:y="2.016cm">
          <text:p text:style-name="P2"><text:span text:style-name="T2">FPGA</text:span></text:p>
          <text:p text:style-name="P2"><text:span text:style-name="T1">(XC7K420T-FFG901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048cm" svg:height="3.302cm" svg:x="6.461cm" svg:y="12.557cm">
          <text:p text:style-name="P2">UART</text:p>
          <text:p text:style-name="P2">JTAG</text:p>
          <text:p text:style-name="P2"><text:span text:style-name="T1">(FT2232H-56Q)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3.225cm" svg:y1="3.032cm" svg:x2="25.384cm" svg:y2="3.032cm">
          <text:p/>
        </draw:line>
        <draw:line draw:style-name="gr5" draw:text-style-name="P5" draw:layer="layout" svg:x1="7.985cm" svg:y1="10.271cm" svg:x2="7.985cm" svg:y2="12.557cm">
          <text:p/>
        </draw:line>
        <draw:line draw:style-name="gr9" draw:text-style-name="P5" draw:layer="layout" svg:x1="9.509cm" svg:y1="13.192cm" svg:x2="18.653cm" svg:y2="13.192cm">
          <text:p/>
        </draw:line>
        <draw:line draw:style-name="gr9" draw:text-style-name="P5" draw:layer="layout" svg:x1="9.509cm" svg:y1="14.231cm" svg:x2="18.653cm" svg:y2="14.208cm">
          <text:p/>
        </draw:line>
        <draw:frame draw:style-name="gr10" draw:text-style-name="P8" draw:layer="layout" svg:width="1.442cm" svg:height="1.039cm" svg:x="7.223cm" svg:y="5.572cm">
          <draw:text-box>
            <text:p><text:span text:style-name="T1">USB3</text:span></text:p>
            <text:p><text:span text:style-name="T1">5Gb/s</text:span></text:p>
          </draw:text-box>
        </draw:frame>
        <draw:frame draw:style-name="gr11" draw:text-style-name="P8" draw:layer="layout" svg:width="1.886cm" svg:height="1.433cm" svg:x="4.175cm" svg:y="8.366cm">
          <draw:text-box>
            <text:p><text:span text:style-name="T1"><text:s text:c="2"/></text:span><text:span text:style-name="T1">USB2</text:span></text:p>
            <text:p><text:span text:style-name="T1">OutBand</text:span></text:p>
            <text:p><text:span text:style-name="T1"/></text:p>
          </draw:text-box>
        </draw:frame>
        <draw:frame draw:style-name="gr12" draw:text-style-name="P8" draw:layer="layout" svg:width="1.611cm" svg:height="1.039cm" svg:x="6.746cm" svg:y="11.023cm">
          <draw:text-box>
            <text:p><text:span text:style-name="T1">USB2 <text:s/></text:span></text:p>
            <text:p><text:span text:style-name="T1"><text:s text:c="3"/></text:span><text:span text:style-name="T1">#1</text:span></text:p>
          </draw:text-box>
        </draw:frame>
        <draw:frame draw:style-name="gr13" draw:text-style-name="P8" draw:layer="layout" svg:width="1.45cm" svg:height="0.963cm" svg:x="13.192cm" svg:y="12.684cm">
          <draw:text-box>
            <text:p><text:span text:style-name="T1">UART</text:span></text:p>
            <text:p><text:span text:style-name="T3"><text:s/></text:span><text:span text:style-name="T3">Rx/Tx</text:span></text:p>
          </draw:text-box>
        </draw:frame>
        <draw:frame draw:style-name="gr14" draw:text-style-name="P8" draw:layer="layout" svg:width="1.378cm" svg:height="1.039cm" svg:x="13.211cm" svg:y="13.7cm">
          <draw:text-box>
            <text:p><text:span text:style-name="T1">JTAG</text:span></text:p>
            <text:p><text:span text:style-name="T1"/></text:p>
          </draw:text-box>
        </draw:frame>
        <draw:custom-shape draw:style-name="gr15" draw:text-style-name="P9" draw:layer="layout" svg:width="2.54cm" svg:height="1.27cm" svg:x="16.113cm" svg:y="6.58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5" draw:layer="layout" svg:x1="3.921cm" svg:y1="6.08cm" svg:x2="12.049cm" svg:y2="6.08cm">
          <text:p/>
        </draw:line>
        <draw:frame draw:style-name="gr16" draw:text-style-name="P8" draw:layer="layout" svg:width="1.416cm" svg:height="1.039cm" svg:x="10.252cm" svg:y="8.366cm">
          <draw:text-box>
            <text:p><text:span text:style-name="T1">USB2</text:span></text:p>
            <text:p><text:span text:style-name="T1"><text:s text:c="2"/></text:span><text:span text:style-name="T1">#2</text:span></text:p>
          </draw:text-box>
        </draw:frame>
        <draw:frame draw:style-name="gr17" draw:text-style-name="P11" draw:layer="layout" svg:width="1.778cm" svg:height="1.039cm" svg:x="16.621cm" svg:y="6.819cm">
          <draw:text-box>
            <text:p text:style-name="P10"><text:span text:style-name="T4">x32 bit</text:span></text:p>
          </draw:text-box>
        </draw:frame>
        <draw:frame draw:style-name="gr18" draw:text-style-name="P12" draw:layer="layout" svg:width="0.684cm" svg:height="0.565cm" svg:x="3.491cm" svg:y="8.563cm">
          <draw:text-box>
            <text:p><text:span text:style-name="T5">D+</text:span></text:p>
            <text:p><text:span text:style-name="T5">D-</text:span></text:p>
          </draw:text-box>
        </draw:frame>
        <draw:frame draw:style-name="gr19" draw:text-style-name="P12" draw:layer="layout" svg:width="0.764cm" svg:height="0.565cm" svg:x="3.413cm" svg:y="5.769cm">
          <draw:text-box>
            <text:p><text:span text:style-name="T5">ssrx</text:span></text:p>
            <text:p><text:span text:style-name="T5">sstx</text:span></text:p>
          </draw:text-box>
        </draw:frame>
        <draw:line draw:style-name="gr20" draw:text-style-name="P5" draw:layer="layout" svg:x1="10.525cm" svg:y1="13.446cm" svg:x2="10.779cm" svg:y2="12.938cm">
          <text:p/>
        </draw:line>
        <draw:frame draw:style-name="gr21" draw:text-style-name="P13" draw:layer="layout" svg:width="0.762cm" svg:height="0.635cm" svg:x="10.652cm" svg:y="12.684cm">
          <draw:text-box>
            <text:p><text:span text:style-name="T3">2</text:span></text:p>
          </draw:text-box>
        </draw:frame>
        <draw:line draw:style-name="gr20" draw:text-style-name="P5" draw:layer="layout" svg:x1="10.525cm" svg:y1="14.462cm" svg:x2="10.779cm" svg:y2="13.954cm">
          <text:p/>
        </draw:line>
        <draw:frame draw:style-name="gr21" draw:text-style-name="P13" draw:layer="layout" svg:width="0.762cm" svg:height="0.635cm" svg:x="10.652cm" svg:y="13.723cm">
          <draw:text-box>
            <text:p><text:span text:style-name="T3">4</text:span></text:p>
          </draw:text-box>
        </draw:frame>
        <draw:custom-shape draw:style-name="gr22" draw:text-style-name="P1" draw:layer="layout" svg:width="27.305cm" svg:height="18.542cm" svg:x="1.254cm" svg:y="1.254cm">
          <text:p/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10.395cm" svg:height="2.063cm" svg:x="6.099cm" svg:y="17.479cm">
          <draw:text-box>
            <text:p text:style-name="P14"><text:span text:style-name="T6">M-BLANC</text:span></text:p>
            <text:p><text:span text:style-name="T7">Board Lab Companion</text:span></text:p>
          </draw:text-box>
        </draw:frame>
        <draw:custom-shape draw:style-name="gr24" draw:text-style-name="P17" draw:layer="layout" svg:width="2.667cm" svg:height="2.413cm" svg:x="18.145cm" svg:y="16.367cm">
          <text:p text:style-name="P16"><text:span text:style-name="T8">DDR3</text:span></text:p>
          <text:p text:style-name="P16"><text:span text:style-name="T9">SO-DIMM</text:span></text:p>
          <text:p text:style-name="P16"><text:span text:style-name="T10">#1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.143cm" svg:height="1.397cm" svg:x="18.907cm" svg:y="14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9" draw:layer="layout" svg:width="1.628cm" svg:height="1.673cm" svg:x="19.692cm" svg:y="14.97cm">
          <draw:text-box>
            <text:p>x64</text:p>
            <text:p/>
          </draw:text-box>
        </draw:frame>
        <draw:custom-shape draw:style-name="gr25" draw:text-style-name="P18" draw:layer="layout" svg:width="1.143cm" svg:height="1.397cm" svg:x="21.828cm" svg:y="14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19" draw:layer="layout" svg:width="1.522cm" svg:height="1.673cm" svg:x="22.717cm" svg:y="14.97cm">
          <draw:text-box>
            <text:p>x64</text:p>
            <text:p/>
          </draw:text-box>
        </draw:frame>
        <draw:custom-shape draw:style-name="gr24" draw:text-style-name="P17" draw:layer="layout" svg:width="2.667cm" svg:height="2.413cm" svg:x="21.193cm" svg:y="16.367cm">
          <text:p text:style-name="P16"><text:span text:style-name="T8">DDR3</text:span></text:p>
          <text:p text:style-name="P16"><text:span text:style-name="T9">SO-DIMM</text:span></text:p>
          <text:p text:style-name="P16"><text:span text:style-name="T10">#2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667cm" svg:height="1.397cm" svg:x="25.384cm" svg:y="2.27cm">
          <text:p text:style-name="P20"><text:span text:style-name="T10">QSFP</text:span></text:p>
          <text:p text:style-name="P20"><text:span text:style-name="T11">#1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2.667cm" svg:height="1.905cm" svg:x="25.384cm" svg:y="10.144cm">
          <text:p text:style-name="P16"><text:span text:style-name="T12">PCIe</text:span><text:span text:style-name="T10"> x4</text:span></text:p>
          <text:p text:style-name="P16"><text:span text:style-name="T13">(M2.M)</text:span></text:p>
          <text:p text:style-name="P16"><text:span text:style-name="T11">#1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667cm" svg:height="1.397cm" svg:x="25.384cm" svg:y="3.921cm">
          <text:p text:style-name="P20"><text:span text:style-name="T10">QSFP</text:span></text:p>
          <text:p text:style-name="P20"><text:span text:style-name="T11">#2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667cm" svg:height="1.397cm" svg:x="25.384cm" svg:y="5.572cm">
          <text:p text:style-name="P20"><text:span text:style-name="T10">QSFP</text:span></text:p>
          <text:p text:style-name="P20"><text:span text:style-name="T11">#3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667cm" svg:height="1.397cm" svg:x="25.384cm" svg:y="7.223cm">
          <text:p text:style-name="P20"><text:span text:style-name="T10">QSFP</text:span></text:p>
          <text:p text:style-name="P20"><text:span text:style-name="T11">#4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2.667cm" svg:height="1.905cm" svg:x="25.384cm" svg:y="12.303cm">
          <text:p text:style-name="P16"><text:span text:style-name="T14">SATA</text:span><text:span text:style-name="T10"> x4</text:span></text:p>
          <text:p text:style-name="P16"><text:span text:style-name="T13">(M2.M)</text:span></text:p>
          <text:p text:style-name="P16"><text:span text:style-name="T11">#2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.416cm" svg:height="1.039cm" svg:x="10.252cm" svg:y="8.367cm">
          <draw:text-box>
            <text:p><text:span text:style-name="T1">USB2</text:span></text:p>
            <text:p><text:span text:style-name="T1"><text:s text:c="2"/></text:span><text:span text:style-name="T1">#2</text:span></text:p>
          </draw:text-box>
        </draw:frame>
        <draw:line draw:style-name="gr20" draw:text-style-name="P5" draw:layer="layout" svg:x1="23.86cm" svg:y1="3.286cm" svg:x2="24.114cm" svg:y2="2.778cm">
          <text:p/>
        </draw:line>
        <draw:frame draw:style-name="gr21" draw:text-style-name="P13" draw:layer="layout" svg:width="0.762cm" svg:height="0.635cm" svg:x="23.987cm" svg:y="2.524cm">
          <draw:text-box>
            <text:p><text:span text:style-name="T3">4</text:span></text:p>
          </draw:text-box>
        </draw:frame>
        <draw:frame draw:style-name="gr30" draw:text-style-name="P13" draw:layer="layout" svg:width="1.143cm" svg:height="0.887cm" svg:x="23.86cm" svg:y="2.905cm">
          <draw:text-box>
            <text:p><text:span text:style-name="T3">lane</text:span></text:p>
            <text:p><text:span text:style-name="T3"/></text:p>
          </draw:text-box>
        </draw:frame>
        <draw:line draw:style-name="gr8" draw:text-style-name="P5" draw:layer="layout" svg:x1="23.225cm" svg:y1="4.558cm" svg:x2="25.384cm" svg:y2="4.558cm">
          <text:p/>
        </draw:line>
        <draw:line draw:style-name="gr20" draw:text-style-name="P5" draw:layer="layout" svg:x1="23.86cm" svg:y1="4.812cm" svg:x2="24.114cm" svg:y2="4.304cm">
          <text:p/>
        </draw:line>
        <draw:frame draw:style-name="gr21" draw:text-style-name="P13" draw:layer="layout" svg:width="0.762cm" svg:height="0.635cm" svg:x="23.987cm" svg:y="4.05cm">
          <draw:text-box>
            <text:p><text:span text:style-name="T3">4</text:span></text:p>
          </draw:text-box>
        </draw:frame>
        <draw:frame draw:style-name="gr30" draw:text-style-name="P13" draw:layer="layout" svg:width="1.143cm" svg:height="0.887cm" svg:x="23.86cm" svg:y="4.431cm">
          <draw:text-box>
            <text:p><text:span text:style-name="T3">lane</text:span></text:p>
            <text:p><text:span text:style-name="T3"/></text:p>
          </draw:text-box>
        </draw:frame>
        <draw:line draw:style-name="gr8" draw:text-style-name="P5" draw:layer="layout" svg:x1="23.225cm" svg:y1="6.209cm" svg:x2="25.384cm" svg:y2="6.209cm">
          <text:p/>
        </draw:line>
        <draw:line draw:style-name="gr20" draw:text-style-name="P5" draw:layer="layout" svg:x1="23.86cm" svg:y1="6.463cm" svg:x2="24.114cm" svg:y2="5.955cm">
          <text:p/>
        </draw:line>
        <draw:frame draw:style-name="gr21" draw:text-style-name="P13" draw:layer="layout" svg:width="0.762cm" svg:height="0.635cm" svg:x="23.987cm" svg:y="5.701cm">
          <draw:text-box>
            <text:p><text:span text:style-name="T3">4</text:span></text:p>
          </draw:text-box>
        </draw:frame>
        <draw:frame draw:style-name="gr30" draw:text-style-name="P13" draw:layer="layout" svg:width="1.143cm" svg:height="0.887cm" svg:x="23.86cm" svg:y="6.082cm">
          <draw:text-box>
            <text:p><text:span text:style-name="T3">lane</text:span></text:p>
            <text:p><text:span text:style-name="T3"/></text:p>
          </draw:text-box>
        </draw:frame>
        <draw:line draw:style-name="gr8" draw:text-style-name="P5" draw:layer="layout" svg:x1="23.225cm" svg:y1="7.86cm" svg:x2="25.384cm" svg:y2="7.86cm">
          <text:p/>
        </draw:line>
        <draw:line draw:style-name="gr20" draw:text-style-name="P5" draw:layer="layout" svg:x1="23.86cm" svg:y1="8.114cm" svg:x2="24.114cm" svg:y2="7.606cm">
          <text:p/>
        </draw:line>
        <draw:frame draw:style-name="gr21" draw:text-style-name="P13" draw:layer="layout" svg:width="0.762cm" svg:height="0.635cm" svg:x="23.987cm" svg:y="7.352cm">
          <draw:text-box>
            <text:p><text:span text:style-name="T3">4</text:span></text:p>
          </draw:text-box>
        </draw:frame>
        <draw:frame draw:style-name="gr30" draw:text-style-name="P13" draw:layer="layout" svg:width="1.143cm" svg:height="0.887cm" svg:x="23.86cm" svg:y="7.733cm">
          <draw:text-box>
            <text:p><text:span text:style-name="T3">lane</text:span></text:p>
            <text:p><text:span text:style-name="T3"/></text:p>
          </draw:text-box>
        </draw:frame>
        <draw:line draw:style-name="gr8" draw:text-style-name="P5" draw:layer="layout" svg:x1="23.225cm" svg:y1="11.035cm" svg:x2="25.384cm" svg:y2="11.035cm">
          <text:p/>
        </draw:line>
        <draw:line draw:style-name="gr20" draw:text-style-name="P5" draw:layer="layout" svg:x1="23.86cm" svg:y1="11.289cm" svg:x2="24.114cm" svg:y2="10.781cm">
          <text:p/>
        </draw:line>
        <draw:frame draw:style-name="gr30" draw:text-style-name="P13" draw:layer="layout" svg:width="0.889cm" svg:height="0.887cm" svg:x="23.987cm" svg:y="10.527cm">
          <draw:text-box>
            <text:p><text:span text:style-name="T3">x4</text:span></text:p>
          </draw:text-box>
        </draw:frame>
        <draw:frame draw:style-name="gr30" draw:text-style-name="P13" draw:layer="layout" svg:width="1.143cm" svg:height="0.887cm" svg:x="23.86cm" svg:y="10.908cm">
          <draw:text-box>
            <text:p><text:span text:style-name="T3">lane</text:span></text:p>
            <text:p><text:span text:style-name="T3"/></text:p>
          </draw:text-box>
        </draw:frame>
        <draw:line draw:style-name="gr8" draw:text-style-name="P5" draw:layer="layout" svg:x1="23.225cm" svg:y1="13.192cm" svg:x2="25.384cm" svg:y2="13.192cm">
          <text:p/>
        </draw:line>
        <draw:line draw:style-name="gr20" draw:text-style-name="P5" draw:layer="layout" svg:x1="23.86cm" svg:y1="13.446cm" svg:x2="24.114cm" svg:y2="12.938cm">
          <text:p/>
        </draw:line>
        <draw:frame draw:style-name="gr30" draw:text-style-name="P13" draw:layer="layout" svg:width="0.889cm" svg:height="0.887cm" svg:x="23.987cm" svg:y="12.684cm">
          <draw:text-box>
            <text:p><text:span text:style-name="T3">x4</text:span></text:p>
          </draw:text-box>
        </draw:frame>
        <draw:frame draw:style-name="gr30" draw:text-style-name="P13" draw:layer="layout" svg:width="1.143cm" svg:height="0.887cm" svg:x="23.86cm" svg:y="13.065cm">
          <draw:text-box>
            <text:p><text:span text:style-name="T3">lane</text:span></text:p>
            <text:p><text:span text:style-name="T3"/></text:p>
          </draw:text-box>
        </draw:frame>
        <draw:custom-shape draw:style-name="gr31" draw:text-style-name="P22" draw:layer="layout" svg:width="6.604cm" svg:height="2.032cm" svg:x="8.874cm" svg:y="1.635cm">
          <text:p text:style-name="P2"><text:span text:style-name="T15">POWER</text:span></text:p>
          <text:p text:style-name="P2"><text:span text:style-name="T16">VRM</text:span></text:p>
          <text:p text:style-name="P2"><text:span text:style-name="T1">(6 x MPM3695-10)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478cm" svg:y1="2.651cm" svg:x2="18.653cm" svg:y2="2.651cm">
          <text:p/>
        </draw:line>
        <draw:frame draw:style-name="gr32" draw:text-style-name="P13" draw:layer="layout" svg:width="1.651cm" svg:height="1.205cm" svg:x="16.475cm" svg:y="2.142cm">
          <draw:text-box>
            <text:p><text:span text:style-name="T17"><text:s/></text:span><text:span text:style-name="T9">I2C</text:span><text:span text:style-name="T3"> </text:span><text:span text:style-name="T18">(smbus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4T15:48:32.409375310</meta:creation-date>
    <dc:date>2022-12-04T11:26:29.368157814</dc:date>
    <meta:editing-duration>PT1H50M15S</meta:editing-duration>
    <meta:editing-cycles>38</meta:editing-cycles>
    <meta:generator>LibreOffice/7.4.3.2$Linux_X86_64 LibreOffice_project/40$Build-2</meta:generator>
    <meta:document-statistic meta:object-count="67"/>
  </office:meta>
</office:document-meta>
</file>